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D2EE9B793D9EDA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5cm" fo:min-width="7.5cm"/>
    </style:style>
    <style:style style:name="gr2" style:family="graphic" style:parent-style-name="standard">
      <style:graphic-properties svg:stroke-color="#009933" draw:fill-color="#00cc00" draw:textarea-horizontal-align="justify" draw:textarea-vertical-align="middle" draw:auto-grow-height="false" fo:min-height="1.58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32cm" fo:min-width="4.1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4.5cm" svg:x="2.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2.1cm" svg:x="5.8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4.6cm" svg:height="2.57cm" svg:x="1.6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6cm" svg:height="2.57cm" svg:x="6.5cm" svg:y="9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6cm" svg:height="2.57cm" svg:x="1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6cm" svg:height="2.57cm" svg:x="6.5cm" svg:y="12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2.1cm" draw:transform="rotate (1.5707963267949) translate (12cm 13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9.957cm" svg:height="5.6cm" svg:x="14.943cm" svg:y="10cm">
          <draw:image xlink:href="Pictures/100002010000078000000438D2EE9B793D9EDA86.png" xlink:type="simple" xlink:show="embed" xlink:actuate="onLoad">
            <text:p/>
          </draw:image>
        </draw:frame>
        <draw:custom-shape draw:style-name="gr2" draw:text-style-name="P2" draw:layer="layout" svg:width="1cm" svg:height="2.1cm" draw:transform="rotate (-3.14159265358979) translate (20.5cm 9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8cm" svg:height="4.5cm" svg:x="16.1cm" svg:y="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Weinz</meta:initial-creator>
    <meta:creation-date>2016-03-12T12:19:51.835232641</meta:creation-date>
    <dc:date>2016-03-12T13:03:48.076333733</dc:date>
    <dc:creator>Jonas Weinz</dc:creator>
    <meta:editing-duration>PT27M21S</meta:editing-duration>
    <meta:editing-cycles>3</meta:editing-cycles>
    <meta:generator>LibreOffice/5.0.5.2$Linux_X86_64 LibreOffice_project/00m0$Build-2</meta:generator>
    <meta:document-statistic meta:object-count="10"/>
  </office:meta>
</office:document-meta>
</file>